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WordTokenFilterBase.CompoundWordTokenFilterBase( TokenStream input , String [ ] dictionary , boolean onlyLongest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WordTokenFilterBase.decompose( final 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WordTokenFilterBase.makeDictionary( final String [ ] 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undWordTokenFilterBase.CompoundWordTokenFilterBase( TokenStream input , String [ ] 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WordTokenFilterBase.CompoundWordTokenFilterBase( TokenStream input , Set 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WordTokenFilterBase.CompoundWordTokenFilterBase( TokenStream input , Set dictionary , int minWordSize , int minSubwordSize , int maxSubwordSize , boolean onlyLongestM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undWordTokenFilterBase.makeLowerCaseCopy( final char [ ]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undWordTokenFilterBase.next( final Token reusable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undWordTokenFilterBase.createToken( final int offset , final int length , final Token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undWordTokenFilterBase.addAllLowerCase( Set target , Collection 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undWordTokenFilterBase.CompoundWordTokenFilterBase( TokenStream input , String [ ] dictionary , int minWordSize , int minSubwordSize , int maxSubwordSize , boolean onlyLongest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WordTokenFilterBase.CompoundWordTokenFilterBase( TokenStream input , Set dictionary , boolean onlyLongest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